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MergeScheduler.clearUnhandled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Thread.getRunning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ergeScheduler.doMerge( MergePolicy . OneMerge mer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ergeScheduler.getMaxThrea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ergeScheduler.ConcurrentMergeSchedul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MergeScheduler.setMergeThreadPriority( int p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currentMergeScheduler.sync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currentMergeScheduler.clearSuppress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rgeThread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MergeScheduler.setSuppress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ergeScheduler.mergeThreadCou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urrentMergeScheduler.handleMergeException( Throwable ex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ergeSchedul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Thread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ncurrentMergeScheduler.initMergeThreadPriori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MergeScheduler.getMergeThread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Thread.MergeThread( IndexWriter writer , MergePolicy . OneMerge startMer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MergeScheduler.message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MergeScheduler.getMergeThread( IndexWriter writer , MergePolicy . OneMerge mer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MergeScheduler.addMyself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currentMergeScheduler.setMaxThreadCount(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Thread.setThreadPriority( int p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MergeScheduler.merge( IndexWriter wri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oncurrentMergeScheduler.setTes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ergeScheduler.anyUnhandledExcep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Thread.setRunningMerge( MergePolicy . OneMerge mer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